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9.502cm" style:rel-column-width="65535*"/>
    </style:style>
    <style:style style:name="Tableau1.1" style:family="table-row">
      <style:table-row-properties style:row-height="7.1cm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9.502cm" style:rel-column-width="65535*"/>
    </style:style>
    <style:style style:name="Tableau2.1" style:family="table-row">
      <style:table-row-properties style:row-height="7.151cm"/>
    </style:style>
    <style:style style:name="Tableau2.A1" style:family="table-cell">
      <style:table-cell-properties style:vertical-align="middle"/>
    </style:style>
    <style:style style:name="Tableau2.A3" style:family="table-cell">
      <style:table-cell-properties style:vertical-align="middle" fo:padding="0cm" fo:border="none"/>
    </style:style>
    <style:style style:name="Tableau2.4" style:family="table-row">
      <style:table-row-properties style:row-height="7.1cm"/>
    </style:style>
    <style:style style:name="P1" style:family="paragraph" style:parent-style-name="Standard">
      <style:paragraph-properties fo:text-align="start" style:justify-single-word="false"/>
      <style:text-properties style:font-name="Arial" fo:font-size="2pt" officeooo:rsid="001c96fc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2b3cab" officeooo:paragraph-rsid="003a91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72pt" officeooo:paragraph-rsid="003a9123" style:font-size-asian="72pt" style:font-size-complex="72pt"/>
    </style:style>
    <style:style style:name="P4" style:family="paragraph" style:parent-style-name="Standard">
      <style:text-properties fo:font-size="5pt" fo:font-weight="bold" officeooo:paragraph-rsid="003a9123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paragraph-rsid="00277cad" style:font-size-asian="2pt" style:font-weight-asian="bold" style:font-size-complex="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pt" fo:font-weight="bold" style:font-size-asian="1.75pt" style:font-weight-asian="bold" style:font-size-complex="2pt" style:font-weight-complex="bold"/>
    </style:style>
    <style:style style:name="P8" style:family="paragraph" style:parent-style-name="Standard">
      <style:text-properties fo:font-size="10pt" fo:font-weight="bold" officeooo:rsid="002b3cab" officeooo:paragraph-rsid="003a9123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2pt" fo:font-weight="bold" style:font-size-asian="2pt" style:font-weight-asian="bold" style:font-size-complex="2pt" style:font-weight-complex="bold"/>
    </style:style>
    <style:style style:name="P10" style:family="paragraph" style:parent-style-name="Standard" style:master-page-name="">
      <style:paragraph-properties fo:text-align="start" style:justify-single-word="false" style:page-number="auto"/>
      <style:text-properties fo:font-size="2pt" fo:font-weight="bold" officeooo:paragraph-rsid="00277cad" style:font-size-asian="2pt" style:font-weight-asian="bold" style:font-size-complex="2pt" style:font-weight-complex="bold"/>
    </style:style>
    <style:style style:name="fr1" style:family="graphic" style:parent-style-name="Frame">
      <style:graphic-properties fo:margin-left="0cm" fo:margin-right="0cm" style:protect="none" style:vertical-pos="middle" style:vertical-rel="baseline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protect="none" style:vertical-pos="middle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&lt;for each='o in objects'&gt;">&lt;for each o in object&gt;</text:text-input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2" draw:name="image: asbarcode('Code128', o.default_code, width=350, height=83, index=1)" text:anchor-type="as-char" svg:width="6.6cm" svg:height="2.11cm" draw:z-index="0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50, height=83, index=3)" text:anchor-type="as-char" svg:width="6.6cm" svg:height="2.11cm" draw:z-index="1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50, height=83, index=5)" text:anchor-type="as-char" svg:width="6.6cm" svg:height="2.11cm" draw:z-index="2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50, height=83, index=7)" text:anchor-type="as-char" svg:width="6.6cm" svg:height="2.11cm" draw:z-index="3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draw:frame draw:style-name="fr1" draw:name="image: asbarcode('Code128', o.default_code, width=350, height=83, index=2)" text:anchor-type="as-char" svg:width="6.6cm" svg:height="2.11cm" draw:z-index="4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1">
          <table:table-cell table:style-name="Tableau2.A1" office:value-type="string">
            <text:p text:style-name="P3"><draw:frame draw:style-name="fr1" draw:name="image: asbarcode('Code128', o.default_code, width=350, height=83, index=4)" text:anchor-type="as-char" svg:width="6.6cm" svg:height="2.11cm" draw:z-index="5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1">
          <table:table-cell table:style-name="Tableau2.A3" office:value-type="string">
            <text:p text:style-name="P3"><draw:frame draw:style-name="fr1" draw:name="image: asbarcode('Code128', o.default_code, width=350, height=83, index=6)" text:anchor-type="as-char" svg:width="6.6cm" svg:height="2.11cm" draw:z-index="6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4">
          <table:table-cell table:style-name="Tableau2.A3" office:value-type="string">
            <text:p text:style-name="P3"><draw:frame draw:style-name="fr1" draw:name="image: asbarcode('Code128', o.default_code, width=350, height=83, index=8)" text:anchor-type="as-char" svg:width="6.6cm" svg:height="2.11cm" draw:z-index="7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</table:table>
      <text:p text:style-name="P5"><text:text-input text:description="&lt;if test='o != objects[-1]'&gt;">&lt;if not last&gt;</text:text-input></text:p>
      <text:p text:style-name="P7"/>
      <text:p text:style-name="P9"/>
      <text:p text:style-name="P5"><text:text-input text:description="&lt;/if&gt;">&lt;/if&gt;</text:text-input></text:p>
      <text:p text:style-name="P5"/>
      <text:p text:style-name="P10"><text:text-input text:description="&lt;/for&gt;">&lt;/for&gt;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Arial" fo:font-family="Arial" style:font-family-generic="swiss" style:font-pitch="variable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9-04-16T11:32:02.64</meta:creation-date>
    <meta:editing-duration>P1DT6H50M27S</meta:editing-duration>
    <meta:editing-cycles>142</meta:editing-cycles>
    <meta:generator>LibreOffice/6.3.4.2$Linux_X86_64 LibreOffice_project/30$Build-2</meta:generator>
    <dc:date>2020-01-23T10:05:56.801273242</dc:date>
    <meta:document-statistic meta:table-count="2" meta:image-count="0" meta:object-count="0" meta:page-count="2" meta:paragraph-count="28" meta:word-count="66" meta:character-count="214" meta:non-whitespace-character-count="208"/>
    <meta:user-defined meta:name="Info 1"/>
    <meta:user-defined meta:name="Info 2"/>
    <meta:user-defined meta:name="Info 3"/>
    <meta:user-defined meta:name="Info 4"/>
  </office:meta>
</office:document-meta>
</file>